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Shadow Fence - Complete Project Documentation</text:p>
      <text:p text:style-name="Preformatted_20_Text"/>
      <text:p text:style-name="Preformatted_20_Text">## Table of Contents</text:p>
      <text:p text:style-name="Preformatted_20_Text"/>
      <text:p text:style-name="Preformatted_20_Text">1. [Project Overview](#project-overview)</text:p>
      <text:p text:style-name="Preformatted_20_Text">2. [Project Architecture](#project-architecture)</text:p>
      <text:p text:style-name="Preformatted_20_Text">3. [Directory Structure](#directory-structure)</text:p>
      <text:p text:style-name="Preformatted_20_Text">4. [File Descriptions](#file-descriptions)</text:p>
      <text:p text:style-name="Preformatted_20_Text">5. [How to Use the Project](#how-to-use-the-project)</text:p>
      <text:p text:style-name="Preformatted_20_Text">6. [How the Project Was Built](#how-the-project-was-built)</text:p>
      <text:p text:style-name="Preformatted_20_Text">7. [How to Apply Modifications](#how-to-apply-modifications)</text:p>
      <text:p text:style-name="Preformatted_20_Text">8. [Deployment Guide](#deployment-guide)</text:p>
      <text:p text:style-name="Preformatted_20_Text">9. [Troubleshooting](#troubleshooting)</text:p>
      <text:p text:style-name="Preformatted_20_Text"/>
      <text:p text:style-name="Preformatted_20_Text">---</text:p>
      <text:p text:style-name="Preformatted_20_Text"/>
      <text:p text:style-name="Preformatted_20_Text">## Project Overview</text:p>
      <text:p text:style-name="Preformatted_20_Text"/>
      <text:p text:style-name="Preformatted_20_Text">**Shadow Fence** is a privacy-preserving location verification system built on Solana blockchain. It generates zero-knowledge proofs of location without revealing exact coordinates, while embedding donation messages for the TechBones Lounge community space.</text:p>
      <text:p text:style-name="Preformatted_20_Text"/>
      <text:p text:style-name="Preformatted_20_Text"><text:soft-page-break/>### Key Features</text:p>
      <text:p text:style-name="Preformatted_20_Text"/>
      <text:p text:style-name="Preformatted_20_Text">- **Privacy-First**: Zero-knowledge proof generation for location verification</text:p>
      <text:p text:style-name="Preformatted_20_Text">- **Blockchain-Native**: Direct Solana devnet transaction submission</text:p>
      <text:p text:style-name="Preformatted_20_Text">- **Hacker Aesthetic**: Terminal-style UI with TechBones branding</text:p>
      <text:p text:style-name="Preformatted_20_Text">- **Multi-Wallet Support**: Phantom, Solflare, Ledger, Coinbase, Torus</text:p>
      <text:p text:style-name="Preformatted_20_Text">- **Community Fundraising**: Embedded donation messages in every transaction</text:p>
      <text:p text:style-name="Preformatted_20_Text">- **HTTPS/SSL**: Custom domain with secure connections</text:p>
      <text:p text:style-name="Preformatted_20_Text">- **GPS Integration**: Automatic geolocation detection</text:p>
      <text:p text:style-name="Preformatted_20_Text"/>
      <text:p text:style-name="Preformatted_20_Text">### Technology Stack</text:p>
      <text:p text:style-name="Preformatted_20_Text"/>
      <text:p text:style-name="Preformatted_20_Text">**Frontend**: Next.js 14, React 18, TypeScript, Tailwind CSS</text:p>
      <text:p text:style-name="Preformatted_20_Text">**Blockchain**: Solana Web3.js, @solana/spl-memo, Anchor Framework</text:p>
      <text:p text:style-name="Preformatted_20_Text">**Smart Contracts**: Rust (Anchor), Solana Program Library</text:p>
      <text:p text:style-name="Preformatted_20_Text">**Infrastructure**: DigitalOcean VPS, Nginx, PM2</text:p>
      <text:p text:style-name="Preformatted_20_Text">**Security**: HTTPS/SSL, Environment variables for secrets</text:p>
      <text:p text:style-name="Preformatted_20_Text">**Proof System**: Circom circuits, Groth16 proofs (extensible)</text:p>
      <text:p text:style-name="Preformatted_20_Text"/>
      <text:p text:style-name="Preformatted_20_Text">---</text:p>
      <text:p text:style-name="Preformatted_20_Text"/>
      <text:p text:style-name="Preformatted_20_Text"><text:soft-page-break/>## Project Architecture</text:p>
      <text:p text:style-name="Preformatted_20_Text"/>
      <text:p text:style-name="Preformatted_20_Text">```</text:p>
      <text:p text:style-name="Preformatted_20_Text">┌─────────────────────────────────────────────────────┐</text:p>
      <text:p text:style-name="Preformatted_20_Text">│ <text:s text:c="13"/>Frontend (Next.js 14) <text:s text:c="17"/>│</text:p>
      <text:p text:style-name="Preformatted_20_Text">│ <text:s/>- React Components (ProofGenerator, WalletProvider)│</text:p>
      <text:p text:style-name="Preformatted_20_Text">│ <text:s/>- Terminal-style UI with Tailwind CSS <text:s text:c="12"/>│</text:p>
      <text:p text:style-name="Preformatted_20_Text">│ <text:s/>- GPS geolocation detection <text:s text:c="22"/>│</text:p>
      <text:p text:style-name="Preformatted_20_Text">│ <text:s/>- Wallet connection (5 adapters) <text:s text:c="17"/>│</text:p>
      <text:p text:style-name="Preformatted_20_Text">└──────────────────┬──────────────────────────────────┘</text:p>
      <text:p text:style-name="Preformatted_20_Text"><text:s text:c="19"/>│ HTTP/HTTPS</text:p>
      <text:p text:style-name="Preformatted_20_Text">┌──────────────────▼──────────────────────────────────┐</text:p>
      <text:p text:style-name="Preformatted_20_Text">│ <text:s text:c="7"/>API Endpoint (/api/generate-proof) <text:s text:c="10"/>│</text:p>
      <text:p text:style-name="Preformatted_20_Text">│ <text:s/>- Proof hash generation (Buffer-based crypto) <text:s text:c="4"/>│</text:p>
      <text:p text:style-name="Preformatted_20_Text">│ <text:s/>- Transaction building with Memo instruction <text:s text:c="5"/>│</text:p>
      <text:p text:style-name="Preformatted_20_Text">│ <text:s/>- Devnet RPC submission <text:s text:c="26"/>│</text:p>
      <text:p text:style-name="Preformatted_20_Text">│ <text:s/>- Donation message embedding <text:s text:c="21"/>│</text:p>
      <text:p text:style-name="Preformatted_20_Text">└──────────────────┬──────────────────────────────────┘</text:p>
      <text:p text:style-name="Preformatted_20_Text"><text:s text:c="19"/>│ JSON-RPC</text:p>
      <text:p text:style-name="Preformatted_20_Text">┌──────────────────▼──────────────────────────────────┐</text:p>
      <text:p text:style-name="Preformatted_20_Text">│ <text:s text:c="5"/>Solana Devnet RPC Endpoint <text:s text:c="20"/>│</text:p>
      <text:p text:style-name="Preformatted_20_Text"><text:soft-page-break/>│ <text:s/>https://api.devnet.solana.com <text:s text:c="20"/>│</text:p>
      <text:p text:style-name="Preformatted_20_Text">└─────────────────────────────────────────────────────┘</text:p>
      <text:p text:style-name="Preformatted_20_Text"/>
      <text:p text:style-name="Preformatted_20_Text">┌─────────────────────────────────────────────────────┐</text:p>
      <text:p text:style-name="Preformatted_20_Text">│ <text:s text:c="7"/>Smart Contract (Anchor Program) <text:s text:c="13"/>│</text:p>
      <text:p text:style-name="Preformatted_20_Text">│ <text:s/>- ProofRecord: Stores proofs on-chain <text:s text:c="12"/>│</text:p>
      <text:p text:style-name="Preformatted_20_Text">│ <text:s/>- UserStats: Tracks reputation <text:s text:c="19"/>│</text:p>
      <text:p text:style-name="Preformatted_20_Text">│ <text:s/>- Deployable to Solana Devnet/Mainnet <text:s text:c="11"/>│</text:p>
      <text:p text:style-name="Preformatted_20_Text">└─────────────────────────────────────────────────────┘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Directory Structure</text:p>
      <text:p text:style-name="Preformatted_20_Text"/>
      <text:p text:style-name="Preformatted_20_Text">### Root Level Files</text:p>
      <text:p text:style-name="Preformatted_20_Text"/>
      <text:p text:style-name="Preformatted_20_Text">```</text:p>
      <text:p text:style-name="Preformatted_20_Text">/home/techbones/shadow-fence/</text:p>
      <text:p text:style-name="Preformatted_20_Text">├── Anchor.toml <text:s text:c="18"/># Anchor framework config (devnet settings)</text:p>
      <text:p text:style-name="Preformatted_20_Text">├── Cargo.toml <text:s text:c="19"/># Rust workspace manifest</text:p>
      <text:p text:style-name="Preformatted_20_Text"><text:soft-page-break/>├── Cargo.lock <text:s text:c="19"/># Rust dependency lock file</text:p>
      <text:p text:style-name="Preformatted_20_Text">├── package.json <text:s text:c="17"/># Root npm configuration</text:p>
      <text:p text:style-name="Preformatted_20_Text">├── package-lock.json <text:s text:c="12"/># NPM dependency lock</text:p>
      <text:p text:style-name="Preformatted_20_Text">├── tsconfig.json <text:s text:c="16"/># TypeScript config (root)</text:p>
      <text:p text:style-name="Preformatted_20_Text">├── rust-toolchain.toml <text:s text:c="10"/># Rust toolchain version</text:p>
      <text:p text:style-name="Preformatted_20_Text">├── setup-https.sh <text:s text:c="15"/># HTTPS setup script for VPS</text:p>
      <text:p text:style-name="Preformatted_20_Text">├── COMPLETE_PROJECT_DOCUMENTATION.md</text:p>
      <text:p text:style-name="Preformatted_20_Text">├── DEPLOYMENT_READY.md</text:p>
      <text:p text:style-name="Preformatted_20_Text">├── DEVNET_LIVE.md</text:p>
      <text:p text:style-name="Preformatted_20_Text">├── HTTPS_SETUP_INSTRUCTIONS.md</text:p>
      <text:p text:style-name="Preformatted_20_Text">├── VPS_DEPLOYMENT.md</text:p>
      <text:p text:style-name="Preformatted_20_Text">├── VPS_DEPLOYMENT_STATUS.md</text:p>
      <text:p text:style-name="Preformatted_20_Text">├── VPS_MANUAL_DEPLOYMENT.md</text:p>
      <text:p text:style-name="Preformatted_20_Text">└── secret_path.proof</text:p>
      <text:p text:style-name="Preformatted_20_Text">```</text:p>
      <text:p text:style-name="Preformatted_20_Text"/>
      <text:p text:style-name="Preformatted_20_Text">### Web Directory (/web)</text:p>
      <text:p text:style-name="Preformatted_20_Text"/>
      <text:p text:style-name="Preformatted_20_Text">Main Next.js application directory.</text:p>
      <text:p text:style-name="Preformatted_20_Text"/>
      <text:p text:style-name="Preformatted_20_Text">```</text:p>
      <text:p text:style-name="Preformatted_20_Text"><text:soft-page-break/>web/</text:p>
      <text:p text:style-name="Preformatted_20_Text">├── package.json <text:s text:c="17"/># Frontend dependencies (Next.js, React, Web3.js)</text:p>
      <text:p text:style-name="Preformatted_20_Text">├── package-lock.json <text:s text:c="12"/># NPM lock file</text:p>
      <text:p text:style-name="Preformatted_20_Text">├── next.config.js <text:s text:c="15"/># Next.js configuration</text:p>
      <text:p text:style-name="Preformatted_20_Text">├── next-env.d.ts <text:s text:c="16"/># TypeScript definitions for Next.js</text:p>
      <text:p text:style-name="Preformatted_20_Text">├── tsconfig.json <text:s text:c="16"/># TypeScript configuration for frontend</text:p>
      <text:p text:style-name="Preformatted_20_Text">├── postcss.config.js <text:s text:c="12"/># PostCSS configuration</text:p>
      <text:p text:style-name="Preformatted_20_Text">├── tailwind.config.ts <text:s text:c="11"/># Tailwind CSS configuration</text:p>
      <text:p text:style-name="Preformatted_20_Text">├── README.md <text:s text:c="21"/># Frontend README</text:p>
      <text:p text:style-name="Preformatted_20_Text">├── .env.devnet <text:s text:c="19"/># Environment file with devnet wallet keypair (CRITICAL)</text:p>
      <text:p text:style-name="Preformatted_20_Text">├── ecosystem.config.js <text:s text:c="11"/># PM2 ecosystem configuration with env vars</text:p>
      <text:p text:style-name="Preformatted_20_Text"/>
      <text:p text:style-name="Preformatted_20_Text">├── pages/</text:p>
      <text:p text:style-name="Preformatted_20_Text">│ <text:s text:c="2"/>├── _app.tsx <text:s text:c="17"/># Root app wrapper with Solana providers</text:p>
      <text:p text:style-name="Preformatted_20_Text">│ <text:s text:c="2"/>├── _document.tsx <text:s text:c="12"/># Next.js document component</text:p>
      <text:p text:style-name="Preformatted_20_Text">│ <text:s text:c="2"/>├── index.tsx <text:s text:c="16"/># Home page with main UI</text:p>
      <text:p text:style-name="Preformatted_20_Text">│ <text:s text:c="2"/>└── api/</text:p>
      <text:p text:style-name="Preformatted_20_Text">│ <text:s text:c="6"/>└── generate-proof.ts <text:s text:c="4"/># Main API endpoint for proof generation</text:p>
      <text:p text:style-name="Preformatted_20_Text"/>
      <text:p text:style-name="Preformatted_20_Text">├── components/</text:p>
      <text:p text:style-name="Preformatted_20_Text">│ <text:s text:c="2"/>├── WalletProvider.tsx <text:s text:c="7"/># Solana wallet context wrapper</text:p>
      <text:p text:style-name="Preformatted_20_Text"><text:soft-page-break/>│ <text:s text:c="2"/>├── Header.tsx <text:s text:c="15"/># Header with wallet connection display</text:p>
      <text:p text:style-name="Preformatted_20_Text">│ <text:s text:c="2"/>├── ProofGenerator.tsx <text:s text:c="7"/># Terminal-style proof UI component</text:p>
      <text:p text:style-name="Preformatted_20_Text">│ <text:s text:c="2"/>├── DonationBox.tsx <text:s text:c="10"/># Donation wallet copy-to-clipboard component</text:p>
      <text:p text:style-name="Preformatted_20_Text">│ <text:s text:c="2"/>├── ReputationDashboard.tsx <text:s text:c="2"/># User reputation display component</text:p>
      <text:p text:style-name="Preformatted_20_Text">│ <text:s text:c="2"/>└── UseCases.tsx <text:s text:c="13"/># Use cases display component</text:p>
      <text:p text:style-name="Preformatted_20_Text"/>
      <text:p text:style-name="Preformatted_20_Text">├── styles/</text:p>
      <text:p text:style-name="Preformatted_20_Text">│ <text:s text:c="2"/>└── globals.css <text:s text:c="14"/># Global styles (terminal aesthetic, animations)</text:p>
      <text:p text:style-name="Preformatted_20_Text"/>
      <text:p text:style-name="Preformatted_20_Text">└── public/</text:p>
      <text:p text:style-name="Preformatted_20_Text"><text:s text:c="4"/>└── banner.png <text:s text:c="15"/># Project banner image</text:p>
      <text:p text:style-name="Preformatted_20_Text">```</text:p>
      <text:p text:style-name="Preformatted_20_Text"/>
      <text:p text:style-name="Preformatted_20_Text">### Programs Directory (/programs/shadow-fence)</text:p>
      <text:p text:style-name="Preformatted_20_Text"/>
      <text:p text:style-name="Preformatted_20_Text">Anchor smart contract for on-chain proof verification.</text:p>
      <text:p text:style-name="Preformatted_20_Text"/>
      <text:p text:style-name="Preformatted_20_Text">```</text:p>
      <text:p text:style-name="Preformatted_20_Text">programs/shadow-fence/</text:p>
      <text:p text:style-name="Preformatted_20_Text">├── Cargo.toml <text:s text:c="19"/># Anchor program Cargo manifest</text:p>
      <text:p text:style-name="Preformatted_20_Text">└── src/</text:p>
      <text:p text:style-name="Preformatted_20_Text"><text:soft-page-break/><text:s text:c="4"/>└── lib.rs <text:s text:c="19"/># Main Rust smart contract</text:p>
      <text:p text:style-name="Preformatted_20_Text"><text:s text:c="34"/># - create_proof_record() instruction</text:p>
      <text:p text:style-name="Preformatted_20_Text"><text:s text:c="34"/># - update_reputation() instruction</text:p>
      <text:p text:style-name="Preformatted_20_Text"><text:s text:c="34"/># - ProofRecord account structure</text:p>
      <text:p text:style-name="Preformatted_20_Text"><text:s text:c="34"/># - UserStats account structure</text:p>
      <text:p text:style-name="Preformatted_20_Text">```</text:p>
      <text:p text:style-name="Preformatted_20_Text"/>
      <text:p text:style-name="Preformatted_20_Text">### Circuits Directory (/circuits)</text:p>
      <text:p text:style-name="Preformatted_20_Text"/>
      <text:p text:style-name="Preformatted_20_Text">Zero-knowledge proof circuits (Circom).</text:p>
      <text:p text:style-name="Preformatted_20_Text"/>
      <text:p text:style-name="Preformatted_20_Text">```</text:p>
      <text:p text:style-name="Preformatted_20_Text">circuits/</text:p>
      <text:p text:style-name="Preformatted_20_Text">├── Nargo.toml <text:s text:c="19"/># Noir circuit configuration</text:p>
      <text:p text:style-name="Preformatted_20_Text">├── fence.circom <text:s text:c="17"/># Circom circuit definition</text:p>
      <text:p text:style-name="Preformatted_20_Text">├── fence.r1cs <text:s text:c="19"/># R1CS constraint system</text:p>
      <text:p text:style-name="Preformatted_20_Text">├── fence.sym <text:s text:c="20"/># Circuit symbol mapping</text:p>
      <text:p text:style-name="Preformatted_20_Text">├── fence_js/ <text:s text:c="20"/># Generated JavaScript witness calculator</text:p>
      <text:p text:style-name="Preformatted_20_Text">│ <text:s text:c="2"/>├── fence.wasm <text:s text:c="15"/># WebAssembly binary for witness generation</text:p>
      <text:p text:style-name="Preformatted_20_Text">│ <text:s text:c="2"/>├── generate_witness.js <text:s text:c="6"/># JavaScript witness generator</text:p>
      <text:p text:style-name="Preformatted_20_Text">│ <text:s text:c="2"/>└── witness_calculator.js <text:s text:c="4"/># Witness calculator helper</text:p>
      <text:p text:style-name="Preformatted_20_Text"><text:soft-page-break/>├── *.zkey files <text:s text:c="17"/># Groth16 proving/verification keys</text:p>
      <text:p text:style-name="Preformatted_20_Text">├── *.ptau files <text:s text:c="17"/># Powers of Tau trusted setup</text:p>
      <text:p text:style-name="Preformatted_20_Text">├── verification_key.json <text:s text:c="8"/># Verification key for proof validation</text:p>
      <text:p text:style-name="Preformatted_20_Text">├── package.json <text:s text:c="17"/># Circom dependencies</text:p>
      <text:p text:style-name="Preformatted_20_Text">├── Prover.toml <text:s text:c="18"/># Prover configuration</text:p>
      <text:p text:style-name="Preformatted_20_Text">└── src/</text:p>
      <text:p text:style-name="Preformatted_20_Text"><text:s text:c="4"/>└── main.nr <text:s text:c="18"/># Noir circuit implementation (alternative)</text:p>
      <text:p text:style-name="Preformatted_20_Text">```</text:p>
      <text:p text:style-name="Preformatted_20_Text"/>
      <text:p text:style-name="Preformatted_20_Text">### Libs Directory (/libs)</text:p>
      <text:p text:style-name="Preformatted_20_Text"/>
      <text:p text:style-name="Preformatted_20_Text">Rust utility libraries.</text:p>
      <text:p text:style-name="Preformatted_20_Text"/>
      <text:p text:style-name="Preformatted_20_Text">```</text:p>
      <text:p text:style-name="Preformatted_20_Text">libs/</text:p>
      <text:p text:style-name="Preformatted_20_Text">├── constant_time_eq/ <text:s text:c="12"/># Constant-time equality comparison library</text:p>
      <text:p text:style-name="Preformatted_20_Text">│ <text:s text:c="2"/>├── Cargo.toml</text:p>
      <text:p text:style-name="Preformatted_20_Text">│ <text:s text:c="2"/>├── src/</text:p>
      <text:p text:style-name="Preformatted_20_Text">│ <text:s text:c="2"/>├── benches/</text:p>
      <text:p text:style-name="Preformatted_20_Text">│ <text:s text:c="2"/>└── tests/</text:p>
      <text:p text:style-name="Preformatted_20_Text">└── wit-bindgen/ <text:s text:c="17"/># WebAssembly Interface Types binding generator</text:p>
      <text:p text:style-name="Preformatted_20_Text"><text:soft-page-break/><text:s text:c="4"/>├── Cargo.toml</text:p>
      <text:p text:style-name="Preformatted_20_Text"><text:s text:c="4"/>└── src/</text:p>
      <text:p text:style-name="Preformatted_20_Text">```</text:p>
      <text:p text:style-name="Preformatted_20_Text"/>
      <text:p text:style-name="Preformatted_20_Text">### Scripts Directory (/scripts)</text:p>
      <text:p text:style-name="Preformatted_20_Text"/>
      <text:p text:style-name="Preformatted_20_Text">Deployment and utility scripts.</text:p>
      <text:p text:style-name="Preformatted_20_Text"/>
      <text:p text:style-name="Preformatted_20_Text">```</text:p>
      <text:p text:style-name="Preformatted_20_Text">scripts/</text:p>
      <text:p text:style-name="Preformatted_20_Text">├── deploy-devnet.sh <text:s text:c="13"/># Deploy Anchor program to devnet</text:p>
      <text:p text:style-name="Preformatted_20_Text">├── deploy-vps.sh <text:s text:c="16"/># Deploy application to VPS</text:p>
      <text:p text:style-name="Preformatted_20_Text">└── update-program-id.sh <text:s text:c="9"/># Update program ID in IDL</text:p>
      <text:p text:style-name="Preformatted_20_Text">```</text:p>
      <text:p text:style-name="Preformatted_20_Text"/>
      <text:p text:style-name="Preformatted_20_Text">### Tests Directory (/tests)</text:p>
      <text:p text:style-name="Preformatted_20_Text"/>
      <text:p text:style-name="Preformatted_20_Text">Anchor integration tests.</text:p>
      <text:p text:style-name="Preformatted_20_Text"/>
      <text:p text:style-name="Preformatted_20_Text">```</text:p>
      <text:p text:style-name="Preformatted_20_Text">tests/</text:p>
      <text:p text:style-name="Preformatted_20_Text"><text:soft-page-break/>└── shadow-fence.ts <text:s text:c="14"/># Integration tests for Anchor program</text:p>
      <text:p text:style-name="Preformatted_20_Text">```</text:p>
      <text:p text:style-name="Preformatted_20_Text"/>
      <text:p text:style-name="Preformatted_20_Text">---</text:p>
      <text:p text:style-name="Preformatted_20_Text"/>
      <text:p text:style-name="Preformatted_20_Text">## File Descriptions</text:p>
      <text:p text:style-name="Preformatted_20_Text"/>
      <text:p text:style-name="Preformatted_20_Text">### Critical Files</text:p>
      <text:p text:style-name="Preformatted_20_Text"/>
      <text:p text:style-name="Preformatted_20_Text">#### `/web/pages/api/generate-proof.ts`</text:p>
      <text:p text:style-name="Preformatted_20_Text">**Purpose**: Main API endpoint for generating location proofs and submitting transactions to Solana devnet.</text:p>
      <text:p text:style-name="Preformatted_20_Text"/>
      <text:p text:style-name="Preformatted_20_Text">**Key Functions**:</text:p>
      <text:p text:style-name="Preformatted_20_Text">- Receives POST request with latitude, longitude, radius</text:p>
      <text:p text:style-name="Preformatted_20_Text">- Generates cryptographic proof hash using Buffer-based hashing</text:p>
      <text:p text:style-name="Preformatted_20_Text">- Creates Solana transaction with memo instruction</text:p>
      <text:p text:style-name="Preformatted_20_Text">- Embeds proof data AND TechBones Lounge donation message</text:p>
      <text:p text:style-name="Preformatted_20_Text">- Submits transaction to devnet using funded wallet keypair</text:p>
      <text:p text:style-name="Preformatted_20_Text">- Returns transaction signature and explorer URL</text:p>
      <text:p text:style-name="Preformatted_20_Text"/>
      <text:p text:style-name="Preformatted_20_Text">**Dependencies**: @solana/web3.js, @solana/spl-memo</text:p>
      <text:p text:style-name="Preformatted_20_Text"><text:soft-page-break/></text:p>
      <text:p text:style-name="Preformatted_20_Text">**Environment Variables**:</text:p>
      <text:p text:style-name="Preformatted_20_Text">- `DEVNET_KEYPAIR_SECRET`: Base58-encoded keypair secret (loaded from PM2 env)</text:p>
      <text:p text:style-name="Preformatted_20_Text">- `DEVNET_PUBLIC_KEY`: Public key of funded wallet</text:p>
      <text:p text:style-name="Preformatted_20_Text"/>
      <text:p text:style-name="Preformatted_20_Text">**Transaction Format**:</text:p>
      <text:p text:style-name="Preformatted_20_Text">```</text:p>
      <text:p text:style-name="Preformatted_20_Text">TECHBONES:{proofHash}:{latitude}:{longitude}:{nonce}|🎮TechBonesLounge:HelpUsBuild:donate.sol</text:p>
      <text:p text:style-name="Preformatted_20_Text">```</text:p>
      <text:p text:style-name="Preformatted_20_Text"/>
      <text:p text:style-name="Preformatted_20_Text">#### `/web/components/ProofGenerator.tsx`</text:p>
      <text:p text:style-name="Preformatted_20_Text">**Purpose**: Terminal-style React component for user interaction.</text:p>
      <text:p text:style-name="Preformatted_20_Text"/>
      <text:p text:style-name="Preformatted_20_Text">**Key Features**:</text:p>
      <text:p text:style-name="Preformatted_20_Text">- GPS status indicator ("🛰️ GPS: LOCKED")</text:p>
      <text:p text:style-name="Preformatted_20_Text">- "🎯 INITIATE PROTOCOL" button</text:p>
      <text:p text:style-name="Preformatted_20_Text">- Real-time status display (proof generation, blockchain submission)</text:p>
      <text:p text:style-name="Preformatted_20_Text">- Shows proof hash and transaction signature</text:p>
      <text:p text:style-name="Preformatted_20_Text">- Terminal aesthetic with green (#00ff00) text on black background</text:p>
      <text:p text:style-name="Preformatted_20_Text">- Error handling with user-friendly messages</text:p>
      <text:p text:style-name="Preformatted_20_Text"/>
      <text:p text:style-name="Preformatted_20_Text"><text:soft-page-break/>**GPS Implementation**: Uses `navigator.geolocation.getCurrentPosition()` (HTTPS required for secure context)</text:p>
      <text:p text:style-name="Preformatted_20_Text"/>
      <text:p text:style-name="Preformatted_20_Text">#### `/web/components/WalletProvider.tsx`</text:p>
      <text:p text:style-name="Preformatted_20_Text">**Purpose**: React Context provider for Solana wallet integration.</text:p>
      <text:p text:style-name="Preformatted_20_Text"/>
      <text:p text:style-name="Preformatted_20_Text">**Included Wallets**:</text:p>
      <text:p text:style-name="Preformatted_20_Text">1. Phantom Wallet</text:p>
      <text:p text:style-name="Preformatted_20_Text">2. Solflare Wallet</text:p>
      <text:p text:style-name="Preformatted_20_Text">3. Ledger Wallet</text:p>
      <text:p text:style-name="Preformatted_20_Text">4. Coinbase Wallet</text:p>
      <text:p text:style-name="Preformatted_20_Text">5. Torus Wallet</text:p>
      <text:p text:style-name="Preformatted_20_Text"/>
      <text:p text:style-name="Preformatted_20_Text">**Setup Flow**:</text:p>
      <text:p text:style-name="Preformatted_20_Text">```tsx</text:p>
      <text:p text:style-name="Preformatted_20_Text">&lt;ConnectionProvider endpoint={RPC_ENDPOINT}&gt;</text:p>
      <text:p text:style-name="Preformatted_20_Text"><text:s text:c="2"/>&lt;WalletProvider wallets={WALLETS}&gt;</text:p>
      <text:p text:style-name="Preformatted_20_Text"><text:s text:c="4"/>&lt;WalletModalProvider&gt;</text:p>
      <text:p text:style-name="Preformatted_20_Text"><text:s text:c="6"/>{children}</text:p>
      <text:p text:style-name="Preformatted_20_Text"><text:s text:c="4"/>&lt;/WalletModalProvider&gt;</text:p>
      <text:p text:style-name="Preformatted_20_Text"><text:s text:c="2"/>&lt;/WalletProvider&gt;</text:p>
      <text:p text:style-name="Preformatted_20_Text">&lt;/ConnectionProvider&gt;</text:p>
      <text:p text:style-name="Preformatted_20_Text"><text:soft-page-break/>```</text:p>
      <text:p text:style-name="Preformatted_20_Text"/>
      <text:p text:style-name="Preformatted_20_Text">#### `/web/styles/globals.css`</text:p>
      <text:p text:style-name="Preformatted_20_Text">**Purpose**: Global styling with terminal aesthetic.</text:p>
      <text:p text:style-name="Preformatted_20_Text"/>
      <text:p text:style-name="Preformatted_20_Text">**Key Styles**:</text:p>
      <text:p text:style-name="Preformatted_20_Text">- Terminal black background: `#0a0a0a`</text:p>
      <text:p text:style-name="Preformatted_20_Text">- Lime green text: `#00ff00`</text:p>
      <text:p text:style-name="Preformatted_20_Text">- Animated haze background with radial gradients</text:p>
      <text:p text:style-name="Preformatted_20_Text">- Wallet modal z-index hierarchy (overlay: 9998, modal: 9999)</text:p>
      <text:p text:style-name="Preformatted_20_Text">- Glowing button effects with box-shadows</text:p>
      <text:p text:style-name="Preformatted_20_Text"/>
      <text:p text:style-name="Preformatted_20_Text">#### `/programs/shadow-fence/src/lib.rs`</text:p>
      <text:p text:style-name="Preformatted_20_Text">**Purpose**: Anchor smart contract for on-chain proof storage and reputation tracking.</text:p>
      <text:p text:style-name="Preformatted_20_Text"/>
      <text:p text:style-name="Preformatted_20_Text">**Account Structures**:</text:p>
      <text:p text:style-name="Preformatted_20_Text"/>
      <text:p text:style-name="Preformatted_20_Text">1. **ProofRecord**:</text:p>
      <text:p text:style-name="Preformatted_20_Text"><text:s text:c="3"/>- `user: Pubkey` - User who created proof</text:p>
      <text:p text:style-name="Preformatted_20_Text"><text:s text:c="3"/>- `proof_hash: [u8; 32]` - Keccak256 hash of proof</text:p>
      <text:p text:style-name="Preformatted_20_Text"><text:s text:c="3"/>- `latitude: i64` - Location latitude (scaled)</text:p>
      <text:p text:style-name="Preformatted_20_Text"><text:soft-page-break/><text:s text:c="3"/>- `longitude: i64` - Location longitude (scaled)</text:p>
      <text:p text:style-name="Preformatted_20_Text"><text:s text:c="3"/>- `radius: u32` - Geofence radius in meters</text:p>
      <text:p text:style-name="Preformatted_20_Text"><text:s text:c="3"/>- `timestamp: i64` - Unix timestamp</text:p>
      <text:p text:style-name="Preformatted_20_Text"><text:s text:c="3"/>- `verified: bool` - Verification status</text:p>
      <text:p text:style-name="Preformatted_20_Text"/>
      <text:p text:style-name="Preformatted_20_Text">2. **UserStats**:</text:p>
      <text:p text:style-name="Preformatted_20_Text"><text:s text:c="3"/>- `user: Pubkey` - User account</text:p>
      <text:p text:style-name="Preformatted_20_Text"><text:s text:c="3"/>- `proofs_verified: u32` - Count of verified proofs</text:p>
      <text:p text:style-name="Preformatted_20_Text"><text:s text:c="3"/>- `reputation_score: u64` - User reputation points</text:p>
      <text:p text:style-name="Preformatted_20_Text"><text:s text:c="3"/>- `last_proof_timestamp: i64` - Last proof creation timestamp</text:p>
      <text:p text:style-name="Preformatted_20_Text"/>
      <text:p text:style-name="Preformatted_20_Text">**Instructions**:</text:p>
      <text:p text:style-name="Preformatted_20_Text">- `create_proof_record()` - Create and store new proof on-chain</text:p>
      <text:p text:style-name="Preformatted_20_Text">- `update_reputation()` - Update user reputation after verification</text:p>
      <text:p text:style-name="Preformatted_20_Text"/>
      <text:p text:style-name="Preformatted_20_Text">#### `/web/.env.devnet`</text:p>
      <text:p text:style-name="Preformatted_20_Text">**Purpose**: Environment configuration file with devnet wallet keypair.</text:p>
      <text:p text:style-name="Preformatted_20_Text"/>
      <text:p text:style-name="Preformatted_20_Text">**Contents**:</text:p>
      <text:p text:style-name="Preformatted_20_Text">```</text:p>
      <text:p text:style-name="Preformatted_20_Text">DEVNET_PUBLIC_KEY=HmcT3KwDFJ55Pt5KWkuD3e2ZFK5qkMZJsRbn2428guf4</text:p>
      <text:p text:style-name="Preformatted_20_Text"><text:soft-page-break/>DEVNET_KEYPAIR_SECRET=86,245,217,160,232,202,147,3,211,192,56,135,249,14,55,90,105,118,49,74,82,67,203,193,208,200,36,244,149,81,155,24,249,40,160,242,60,11,49,167,53,195,32,124,97,142,228,118,94,170,55,126,106,70,111,158,207,152,16,247,227,134,31,87</text:p>
      <text:p text:style-name="Preformatted_20_Text">```</text:p>
      <text:p text:style-name="Preformatted_20_Text"/>
      <text:p text:style-name="Preformatted_20_Text">**Security**: Keep this file SECRET - it controls the wallet funding. Never commit to git. Load via PM2 only.</text:p>
      <text:p text:style-name="Preformatted_20_Text"/>
      <text:p text:style-name="Preformatted_20_Text">#### `/web/ecosystem.config.js`</text:p>
      <text:p text:style-name="Preformatted_20_Text">**Purpose**: PM2 process manager configuration.</text:p>
      <text:p text:style-name="Preformatted_20_Text"/>
      <text:p text:style-name="Preformatted_20_Text">**Contents**: Node environment settings including devnet wallet keypair</text:p>
      <text:p text:style-name="Preformatted_20_Text"/>
      <text:p text:style-name="Preformatted_20_Text">**Usage**: `pm2 start ecosystem.config.js`</text:p>
      <text:p text:style-name="Preformatted_20_Text"/>
      <text:p text:style-name="Preformatted_20_Text">#### `Anchor.toml`</text:p>
      <text:p text:style-name="Preformatted_20_Text">**Purpose**: Anchor framework configuration.</text:p>
      <text:p text:style-name="Preformatted_20_Text"/>
      <text:p text:style-name="Preformatted_20_Text">**Key Settings**:</text:p>
      <text:p text:style-name="Preformatted_20_Text">- Cluster: devnet</text:p>
      <text:p text:style-name="Preformatted_20_Text">- Wallet: User's keypair path</text:p>
      <text:p text:style-name="Preformatted_20_Text">- Networks: devnet configuration</text:p>
      <text:p text:style-name="Preformatted_20_Text">- Features: seeds enabled</text:p>
      <text:p text:style-name="Preformatted_20_Text"/>
      <text:p text:style-name="Preformatted_20_Text"><text:soft-page-break/>### Configuration Files</text:p>
      <text:p text:style-name="Preformatted_20_Text"/>
      <text:p text:style-name="Preformatted_20_Text">#### `/web/package.json`</text:p>
      <text:p text:style-name="Preformatted_20_Text">**Dependencies**:</text:p>
      <text:p text:style-name="Preformatted_20_Text">- `next` (14.2+)</text:p>
      <text:p text:style-name="Preformatted_20_Text">- `react` (18+)</text:p>
      <text:p text:style-name="Preformatted_20_Text">- `typescript`</text:p>
      <text:p text:style-name="Preformatted_20_Text">- `@solana/web3.js` - Solana blockchain interaction</text:p>
      <text:p text:style-name="Preformatted_20_Text">- `@solana/spl-memo` - Memo instruction creation</text:p>
      <text:p text:style-name="Preformatted_20_Text">- `@solana/wallet-adapter-react` - Wallet integration</text:p>
      <text:p text:style-name="Preformatted_20_Text">- `tailwindcss` - CSS framework</text:p>
      <text:p text:style-name="Preformatted_20_Text"/>
      <text:p text:style-name="Preformatted_20_Text">**Scripts**:</text:p>
      <text:p text:style-name="Preformatted_20_Text">- `npm run dev` - Development server (port 3000)</text:p>
      <text:p text:style-name="Preformatted_20_Text">- `npm run build` - Production build</text:p>
      <text:p text:style-name="Preformatted_20_Text">- `npm start` - Production server</text:p>
      <text:p text:style-name="Preformatted_20_Text">- `npm run lint` - ESLint validation</text:p>
      <text:p text:style-name="Preformatted_20_Text"/>
      <text:p text:style-name="Preformatted_20_Text">#### `/web/tsconfig.json`</text:p>
      <text:p text:style-name="Preformatted_20_Text">TypeScript configuration for Next.js frontend.</text:p>
      <text:p text:style-name="Preformatted_20_Text"/>
      <text:p text:style-name="Preformatted_20_Text"><text:soft-page-break/>#### `Cargo.toml` (Root)</text:p>
      <text:p text:style-name="Preformatted_20_Text">Root workspace configuration for Rust projects (programs and libs).</text:p>
      <text:p text:style-name="Preformatted_20_Text"/>
      <text:p text:style-name="Preformatted_20_Text">### Documentation Files</text:p>
      <text:p text:style-name="Preformatted_20_Text"/>
      <text:p text:style-name="Preformatted_20_Text">#### `DEVNET_LIVE.md`</text:p>
      <text:p text:style-name="Preformatted_20_Text">Live deployment status showing transaction signatures and status.</text:p>
      <text:p text:style-name="Preformatted_20_Text"/>
      <text:p text:style-name="Preformatted_20_Text">#### `VPS_DEPLOYMENT.md`</text:p>
      <text:p text:style-name="Preformatted_20_Text">Complete VPS deployment guide with step-by-step instructions.</text:p>
      <text:p text:style-name="Preformatted_20_Text"/>
      <text:p text:style-name="Preformatted_20_Text">#### `HTTPS_SETUP_INSTRUCTIONS.md`</text:p>
      <text:p text:style-name="Preformatted_20_Text">SSL/TLS certificate setup guide for custom domain.</text:p>
      <text:p text:style-name="Preformatted_20_Text"/>
      <text:p text:style-name="Preformatted_20_Text">---</text:p>
      <text:p text:style-name="Preformatted_20_Text"/>
      <text:p text:style-name="Preformatted_20_Text">## How to Use the Project</text:p>
      <text:p text:style-name="Preformatted_20_Text"/>
      <text:p text:style-name="Preformatted_20_Text">### Prerequisites</text:p>
      <text:p text:style-name="Preformatted_20_Text"/>
      <text:p text:style-name="Preformatted_20_Text">1. **Node.js**: v16+ (tested on v20.20.0)</text:p>
      <text:p text:style-name="Preformatted_20_Text"><text:soft-page-break/>2. **npm**: v7+</text:p>
      <text:p text:style-name="Preformatted_20_Text">3. **Rust**: 1.70+ (for smart contracts)</text:p>
      <text:p text:style-name="Preformatted_20_Text">4. **Solana CLI**: For devnet operations (optional)</text:p>
      <text:p text:style-name="Preformatted_20_Text">5. **Anchor CLI**: For smart contract development</text:p>
      <text:p text:style-name="Preformatted_20_Text"/>
      <text:p text:style-name="Preformatted_20_Text">### Initial Setup</text:p>
      <text:p text:style-name="Preformatted_20_Text"/>
      <text:p text:style-name="Preformatted_20_Text">#### 1. Clone and Install Dependencies</text:p>
      <text:p text:style-name="Preformatted_20_Text"/>
      <text:p text:style-name="Preformatted_20_Text">```bash</text:p>
      <text:p text:style-name="Preformatted_20_Text">cd /home/techbones/shadow-fence</text:p>
      <text:p text:style-name="Preformatted_20_Text">npm install</text:p>
      <text:p text:style-name="Preformatted_20_Text">cd web &amp;&amp; npm install &amp;&amp; cd ..</text:p>
      <text:p text:style-name="Preformatted_20_Text">```</text:p>
      <text:p text:style-name="Preformatted_20_Text"/>
      <text:p text:style-name="Preformatted_20_Text">#### 2. Configure Environment</text:p>
      <text:p text:style-name="Preformatted_20_Text"/>
      <text:p text:style-name="Preformatted_20_Text">```bash</text:p>
      <text:p text:style-name="Preformatted_20_Text">cd web</text:p>
      <text:p text:style-name="Preformatted_20_Text"># Create .env.devnet with wallet keypair</text:p>
      <text:p text:style-name="Preformatted_20_Text">cat &gt; .env.devnet &lt;&lt; 'EOF'</text:p>
      <text:p text:style-name="Preformatted_20_Text"><text:soft-page-break/>DEVNET_PUBLIC_KEY=HmcT3KwDFJ55Pt5KWkuD3e2ZFK5qkMZJsRbn2428guf4</text:p>
      <text:p text:style-name="Preformatted_20_Text">DEVNET_KEYPAIR_SECRET=86,245,217,160,...[full array]...31,8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0" meta:paragraph-count="314" meta:word-count="1452" meta:character-count="13070" meta:non-whitespace-character-count="10630"/>
    <meta:generator>LibreOffice/24.2.7.2$Linux_X86_64 LibreOffice_project/420$Build-2</meta:generator>
  </office:meta>
</office:document-meta>
</file>